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2d4" officeooo:paragraph-rsid="000542d4"/>
    </style:style>
    <style:style style:name="P2" style:family="paragraph" style:parent-style-name="Standard">
      <style:text-properties fo:font-weight="bold" officeooo:rsid="000542d4" officeooo:paragraph-rsid="000542d4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a esta lección que es la ultima del curso, donde veremos como resolver ecuaciones logarítmicas y exponenciales, en realidad esto es simplemente utilizar las propiedades que vimos en lecciones anteriores, como siempre menciono es más importante razonar que memorizar, al final de cuentas todos los problemas serán distintos, y no puedes darle la misma solución a todos, no te preocupes si al principio te cuesta trabajo, ya veras que con la practica no tienen ninguna dificultad, comencemos con </text:p>
      <text:p text:style-name="P1"/>
      <text:p text:style-name="P1"><text:tab/><text:tab/><text:tab/><text:tab/><text:tab/>log<text:span text:style-name="T1">4</text:span><text:span text:style-name="T2">(5+x)=3</text:span></text:p>
      <text:p text:style-name="P1"><text:span text:style-name="T2"/></text:p>
      <text:p text:style-name="P2"><text:span text:style-name="T2">NOTA ESTOS EJERCICIOS VIENEN A PARTIR DE LA PAGINA 249 Y ESTAN MUY SENCILLOS, NO TIENE SENTIDO RESOLVERLOS EN ESTE FORMATO, PERO DEBO ACLARAR QUE LA RESPUESTA SOLO PUEDE SER POSITIVA COMO EN EL EJEMPLO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51:58.320000000</meta:creation-date>
    <dc:date>2019-08-02T13:10:22.285000000</dc:date>
    <meta:editing-duration>PT18M27S</meta:editing-duration>
    <meta:editing-cycles>1</meta:editing-cycles>
    <meta:document-statistic meta:table-count="0" meta:image-count="0" meta:object-count="0" meta:page-count="1" meta:paragraph-count="3" meta:word-count="118" meta:character-count="731" meta:non-whitespace-character-count="610"/>
    <meta:generator>LibreOffice/6.2.2.2$Windows_X86_64 LibreOffice_project/2b840030fec2aae0fd2658d8d4f9548af4e3518d</meta:generator>
  </office:meta>
</office:document-meta>
</file>